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SORCIO AGROVETERINARIO LAS VIOLETAS S.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36672587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61077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ORRAS ACOSTA, MOISES GUILLERM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69525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2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4 - Trans. Aer. Caja Gallinas Ponedoras</text:p>
          </table:table-cell>
          <table:table-cell table:style-name="Tableau1.A2" office:value-type="string">
            <text:p text:style-name="P14">60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30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8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1/09/2021</text:p>
          </table:table-cell>
          <table:table-cell table:style-name="Tabla2.A2" office:value-type="string">
            <text:p text:style-name="P9">532964</text:p>
          </table:table-cell>
          <table:table-cell table:style-name="Tabla2.A2" office:value-type="string">
            <text:p text:style-name="P9">38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GALLINA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0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1T23:00:0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